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language="la" fo:country="VA" officeooo:paragraph-rsid="0008550c"/>
    </style:style>
    <style:style style:name="P2" style:family="paragraph" style:parent-style-name="Heading_20_1">
      <style:text-properties officeooo:paragraph-rsid="0005ad96"/>
    </style:style>
    <style:style style:name="T1" style:family="text">
      <style:text-properties officeooo:rsid="0005ad96"/>
    </style:style>
    <style:style style:name="T2" style:family="text">
      <style:text-properties officeooo:rsid="0006c9c0"/>
    </style:style>
    <style:style style:name="T3" style:family="text">
      <style:text-properties officeooo:rsid="0008550c"/>
    </style:style>
    <style:style style:name="T4" style:family="text">
      <style:text-properties fo:language="la" fo:country="V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span text:style-name="T1">The </text:span><text:span text:style-name="T3">second</text:span><text:span text:style-name="T1"> chapter, </text:span><text:span text:style-name="T3">how we got dismissed</text:span></text:h>
      <text:p text:style-name="P1">Praesent eu nunc nec sem pellentesque ullamcorper. Pellentesque accumsan eros eget metus vehicula accumsan dictum risus tincidunt. Praesent viverra eros sodales lacus pretium volutpat. Fusce nec tortor nibh. Phasellus eleifend erat sapien, vitae gravida nibh. Sed nec urna sed purus euismod fermentum. Nulla facilisi. Vestibulum aliquam quam auctor libero viverra ornare. Sed nec enim sit amet ante dignissim accumsan. Duis lacus velit, elementum non facilisis eget, suscipit vel magna.</text:p>
      <text:p text:style-name="P1">Pellentesque cursus enim et sem pellentesque in laoreet risus imperdiet. Aliquam vitae lacus semper orci elementum convallis. Praesent varius nisi sed metus laoreet mattis. Donec ac facilisis ligula. Nulla facilisi. Nullam dignissim molestie viverra. Fusce bibendum convallis ligula, aliquam lobortis justo ullamcorper ut. Sed in consequat sapien. Aliquam magna neque, tristique ac fermentum ut, condimentum ut nisi. Phasellus facilisis fermentum euismod. Nulla risus nisl, dignissim quis lobortis semper, pretium eget lacus.</text:p>
      <text:p text:style-name="P1">Aliquam nec massa vitae dui pharetra congue quis in magna. Suspendisse ut lacus quam, sit amet gravida nisl. Morbi nec euismod nisi. Nam adipiscing scelerisque lacus, vel interdum dui malesuada at. Vivamus lacinia sodales nunc et gravida. Aenean eu lectus ut ipsum volutpat placerat et vitae lacus. Nulla venenatis, ante eu volutpat ultricies, nulla neque dictum ipsum, in consequat eros nisl ac arcu. Nullam quis est mauris, nec varius nisl. Vestibulum eu risus enim. Class aptent taciti sociosqu ad litora torquent per conubia nostra, per inceptos himenaeos. Vivamus vel placerat nibh. Morbi dignissim massa sit amet urna rhoncus hendrerit. Nunc porta ultricies posuere. Aliquam rutrum nunc et magna vestibulum elementum. Sed ut nisl arcu. Etiam varius, massa ac vestibulum tincidunt, nisi libero consectetur tellus, non ultricies ligula lorem vitae tortor.</text:p>
      <text:p text:style-name="P1"><text:span text:style-name="T2">Cras consectetur, nibh at iaculis suscipit, nisi sem venenatis elit, at vulputate nulla arcu a metus. Fusce elementum consequat turpis vel blandit. Donec dapibus turpis quis turpis scelerisque ut volutpat dolor hendrerit. Sed ut turpis elit, in laoreet velit. Praesent tempus mauris in eros varius tempor. In hac habitasse platea dictumst. Vivamus rutrum sollicitudin interdum. Aliquam lobortis magna eget purus lacinia suscip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ias Põldaru</meta:initial-creator>
    <meta:creation-date>2013-05-25T20:30:08</meta:creation-date>
    <dc:date>2013-05-25T20:32:01</dc:date>
    <dc:creator>Mattias Põldaru</dc:creator>
    <meta:editing-duration>PT1M6S</meta:editing-duration>
    <meta:editing-cycles>3</meta:editing-cycles>
    <meta:generator>LibreOffice/4.0.3.1$Linux_X86_64 LibreOffice_project/a67943cd4d125208f4ea7fa29439551825cfb39</meta:generator>
    <meta:document-statistic meta:table-count="0" meta:image-count="0" meta:object-count="0" meta:page-count="1" meta:paragraph-count="5" meta:word-count="339" meta:character-count="2339" meta:non-whitespace-character-count="2005"/>
  </office:meta>
</office:document-meta>
</file>